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top="0.5cm" fo:margin-bottom="0cm" fo:text-align="start"/>
      <style:text-properties fo:hyphenate="false" loext:hyphenation-no-caps="false"/>
    </style:style>
    <style:style style:name="T1" style:family="text">
      <style:text-properties fo:color="#ffffff" loext:opacity="100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OpenCV-Whiteboar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orüberlegung</text:p>
              </text:list-item>
              <text:list-item>
                <text:p>Features</text:p>
              </text:list-item>
              <text:list-item>
                <text:p>Probleme</text:p>
              </text:list-item>
              <text:list-item>
                <text:p>Jetson Na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Vorüberlegu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iteboard mit Handsteuerung</text:p>
              </text:list-item>
              <text:list-item>
                <text:p>grundlegende Funktionen</text:p>
                <text:list>
                  <text:list-item>
                    <text:p>Zeichnen, Radieren, Speicher, Laden</text:p>
                  </text:list-item>
                </text:list>
              </text:list-item>
              <text:list-item>
                <text:p>Vollbildanwendung</text:p>
              </text:list-item>
              <text:list-item>
                <text:p>Webcam Bild-in-Bi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oomen mit zwei Händen</text:p>
              </text:list-item>
              <text:list-item>
                <text:p>Farbe ändern</text:p>
              </text:list-item>
              <text:list-item>
                <text:p>Whiteboards oder Hintergründe laden</text:p>
              </text:list-item>
              <text:list-item>
                <text:p>Knöpfe für Funktio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Schwierigkeit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nderkennung nur in Vertikaler Position</text:p>
                <text:list>
                  <text:list-item>
                    <text:p>automatische Rotation für Gestenerkennung</text:p>
                  </text:list-item>
                </text:list>
              </text:list-item>
              <text:list-item>
                <text:p>Zoom</text:p>
                <text:list>
                  <text:list-item>
                    <text:p>deep/shallow Copy</text:p>
                  </text:list-item>
                  <text:list-item>
                    <text:p>komplexe Berechnung</text:p>
                  </text:list-item>
                  <text:list-item>
                    <text:p>Unschärfe nach Zoo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 text:style-name="P5">Schwierigkeit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Zwei-Hand-Modus</text:p>
                <text:list>
                  <text:list-item>
                    <text:p>beide Hände müssen unabhängig rotiert werden</text:p>
                  </text:list-item>
                  <text:list-item>
                    <text:p>falsch erkannte Doppel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Jetson Nan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eine einfache Installation von Mediapipe</text:p>
                <text:list>
                  <text:list-item>
                    <text:p>Wheel Paket, aber Version 0.8.5 statt 0.8.9.1</text:p>
                  </text:list-item>
                  <text:list-item>
                    <text:p>Spizielle Version von</text:p>
                    <text:list>
                      <text:list-item>
                        <text:p>OpenCV (Build durch mediapipe Skript)</text:p>
                      </text:list-item>
                      <text:list-item>
                        <text:p>NumPy (1.19.4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Jetson Nan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inige Features werden nicht unterstützt</text:p>
                <text:list>
                  <text:list-item>
                    <text:p>nur eine Hand möglich</text:p>
                  </text:list-item>
                </text:list>
              </text:list-item>
              <text:list-item>
                <text:p>schlechteres Tracking</text:p>
              </text:list-item>
              <text:list-item>
                <text:p text:style-name="P6">Anpassungen am Quelltext notwendig</text:p>
              </text:list-item>
              <text:list-item>
                <text:p text:style-name="P6">keine CSI Kamera (Hardware Fehler)</text:p>
              </text:list-item>
              <text:list-item>
                <text:p text:style-name="P6">subjektiv gute Bildr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44546a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Standard-outline3" style:family="presentation" style:parent-style-name="Standard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Standard-outline4" style:family="presentation" style:parent-style-name="Standard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5" style:family="presentation" style:parent-style-name="Standard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6" style:family="presentation" style:parent-style-name="Standard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7" style:family="presentation" style:parent-style-name="Standard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44546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18:55:51.437791597</meta:creation-date>
    <dc:date>2022-03-17T22:33:15.542488533</dc:date>
    <meta:editing-duration>PT1H45M37S</meta:editing-duration>
    <meta:editing-cycles>37</meta:editing-cycles>
    <meta:generator>LibreOffice/7.3.1.3$Linux_X86_64 LibreOffice_project/30$Build-3</meta:generator>
    <meta:document-statistic meta:object-count="52"/>
  </office:meta>
</office:document-meta>
</file>